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CE000005378F023182B3BDAEB9.png" manifest:media-type="image/png"/>
  <manifest:file-entry manifest:full-path="Pictures/10000201000000670000020B5CDAD30B8D92E43A.png" manifest:media-type="image/png"/>
  <manifest:file-entry manifest:full-path="Pictures/1000020100000079000001A66B4645102ABE9C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4.084cm" fo:min-width="0cm"/>
    </style:style>
    <style:style style:name="gr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3.57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fill="none" draw:textarea-vertical-align="middle" draw:auto-grow-height="false" fo:min-height="0.954cm" fo:min-width="0cm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1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" style:family="graphic" style:parent-style-name="standard">
      <style:graphic-properties svg:stroke-color="#b4c7dc" draw:fill="none" draw:textarea-vertical-align="middle" draw:auto-grow-height="false" fo:min-height="0.349cm" fo:min-width="0cm"/>
    </style:style>
    <style:style style:name="gr1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534cm" svg:height="14.69cm" svg:x="3.556cm" svg:y="0.508cm">
          <draw:image xlink:href="Pictures/10000201000004CE000005378F023182B3BDAEB9.png" xlink:type="simple" xlink:show="embed" xlink:actuate="onLoad" loext:mime-type="image/png">
            <text:p/>
          </draw:image>
        </draw:frame>
        <draw:custom-shape draw:style-name="gr2" draw:text-style-name="P1" draw:layer="layout" svg:width="0.508cm" svg:height="4.572cm" svg:x="17.105cm" svg:y="9.03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2" draw:layer="layout" svg:width="0.508cm" svg:height="4.034cm" svg:x="17.121cm" svg:y="2.70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3.302cm" svg:height="0.962cm" svg:x="17.78cm" svg:y="4.318cm">
          <draw:text-box>
            <text:p>“Sends”</text:p>
          </draw:text-box>
        </draw:frame>
        <draw:frame draw:style-name="gr4" draw:text-style-name="P3" draw:layer="layout" svg:width="3.302cm" svg:height="0.962cm" svg:x="17.613cm" svg:y="10.922cm">
          <draw:text-box>
            <text:p>“Faders”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3" draw:layer="layout" svg:width="2.794cm" svg:height="1.673cm" svg:x="14.224cm" svg:y="11.23cm">
          <draw:text-box>
            <text:p>–30 dB</text:p>
          </draw:text-box>
        </draw:frame>
        <draw:frame draw:style-name="gr1" draw:text-style-name="P1" draw:layer="layout" svg:width="3.2cm" svg:height="11.164cm" svg:x="4.318cm" svg:y="3.102cm">
          <draw:image xlink:href="Pictures/1000020100000079000001A66B4645102ABE9CDE.png" xlink:type="simple" xlink:show="embed" xlink:actuate="onLoad" loext:mime-type="image/png">
            <text:p/>
          </draw:image>
        </draw:frame>
        <draw:frame draw:style-name="gr4" draw:text-style-name="P3" draw:layer="layout" svg:width="6.858cm" svg:height="0.962cm" svg:x="9.906cm" svg:y="5.08cm">
          <draw:text-box>
            <text:p>0 dB, no boost, no cut</text:p>
          </draw:text-box>
        </draw:frame>
        <draw:line draw:style-name="gr7" draw:text-style-name="P5" draw:layer="layout" svg:x1="16.51cm" svg:y1="5.588cm" svg:x2="18.796cm" svg:y2="5.588cm">
          <text:p/>
        </draw:line>
        <draw:frame draw:style-name="gr8" draw:text-style-name="P2" draw:layer="layout" svg:width="2.724cm" svg:height="13.837cm" svg:x="18.879cm" svg:y="1.061cm">
          <draw:image xlink:href="Pictures/10000201000000670000020B5CDAD30B8D92E43A.png" xlink:type="simple" xlink:show="embed" xlink:actuate="onLoad" loext:mime-type="image/png">
            <text:p/>
          </draw:image>
        </draw:frame>
        <draw:line draw:style-name="gr7" draw:text-style-name="P5" draw:layer="layout" svg:x1="9.906cm" svg:y1="5.588cm" svg:x2="6.858cm" svg:y2="5.588cm">
          <text:p/>
        </draw:line>
        <draw:frame draw:style-name="gr9" draw:text-style-name="P3" draw:layer="layout" svg:width="2.794cm" svg:height="1.016cm" svg:x="13.97cm" svg:y="2.794cm">
          <draw:text-box>
            <text:p>+10 dB</text:p>
          </draw:text-box>
        </draw:frame>
        <draw:line draw:style-name="gr7" draw:text-style-name="P5" draw:layer="layout" svg:x1="16.51cm" svg:y1="3.302cm" svg:x2="18.796cm" svg:y2="3.302cm">
          <text:p/>
        </draw:line>
        <draw:line draw:style-name="gr7" draw:text-style-name="P5" draw:layer="layout" svg:x1="24.13cm" svg:y1="3.302cm" svg:x2="21.603cm" svg:y2="3.302cm">
          <text:p/>
        </draw:line>
        <draw:line draw:style-name="gr7" draw:text-style-name="P5" draw:layer="layout" svg:x1="24.13cm" svg:y1="5.588cm" svg:x2="21.603cm" svg:y2="5.588cm">
          <text:p/>
        </draw:line>
        <draw:line draw:style-name="gr7" draw:text-style-name="P5" draw:layer="layout" svg:x1="24.13cm" svg:y1="11.684cm" svg:x2="21.603cm" svg:y2="11.684cm">
          <text:p/>
        </draw:line>
        <draw:line draw:style-name="gr7" draw:text-style-name="P5" draw:layer="layout" svg:x1="16.572cm" svg:y1="13.413cm" svg:x2="18.858cm" svg:y2="13.413cm">
          <text:p/>
        </draw:line>
        <draw:frame draw:style-name="gr9" draw:text-style-name="P3" draw:layer="layout" svg:width="2.794cm" svg:height="1.016cm" svg:x="8.636cm" svg:y="3.556cm">
          <draw:text-box>
            <text:p>+6 dB</text:p>
          </draw:text-box>
        </draw:frame>
        <draw:path draw:style-name="gr10" draw:text-style-name="P5" draw:layer="layout" svg:width="2.022cm" svg:height="0.646cm" draw:transform="rotate (-2.62253173404668) translate (8.92981768305121cm 4.49069472843335cm)" svg:viewBox="0 0 2023 647" svg:d="M0 80c2249-352 2016 567 2016 567">
          <text:p/>
        </draw:path>
        <draw:line draw:style-name="gr7" draw:text-style-name="P5" draw:layer="layout" svg:x1="6.858cm" svg:y1="5.08cm" svg:x2="6.604cm" svg:y2="4.826cm">
          <text:p/>
        </draw:line>
        <draw:custom-shape draw:style-name="gr11" draw:text-style-name="P1" draw:layer="layout" svg:width="0.762cm" svg:height="1.27cm" svg:x="18.034cm" svg:y="11.9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5" draw:layer="layout" svg:x1="24.151cm" svg:y1="13.337cm" svg:x2="21.624cm" svg:y2="13.337cm">
          <text:p/>
        </draw:line>
        <draw:line draw:style-name="gr7" draw:text-style-name="P5" draw:layer="layout" svg:x1="16.593cm" svg:y1="11.684cm" svg:x2="18.879cm" svg:y2="11.684cm">
          <text:p/>
        </draw:line>
        <draw:frame draw:style-name="gr12" draw:text-style-name="P7" draw:layer="layout" svg:width="2.73cm" svg:height="0.962cm" svg:x="14.226cm" svg:y="12.928cm">
          <draw:text-box>
            <text:p text:style-name="P6"><text:span text:style-name="T1"><text:s/>–</text:span><text:span text:style-name="T2">∞</text:span><text:span text:style-name="T3"> </text:span><text:span text:style-name="T1">dB</text:span></text:p>
          </draw:text-box>
        </draw:frame>
        <draw:frame draw:style-name="gr4" draw:text-style-name="P3" draw:layer="layout" svg:width="6.858cm" svg:height="0.962cm" svg:x="11.828cm" svg:y="12.047cm">
          <draw:text-box>
            <text:p>This range is touchy.</text:p>
          </draw:text-box>
        </draw:frame>
        <draw:custom-shape draw:style-name="gr13" draw:text-style-name="P1" draw:layer="layout" svg:width="1.083cm" svg:height="0.709cm" draw:transform="rotate (0.645771823237902) translate (4.306cm 9.412cm)">
          <text:p/>
          <draw:enhanced-geometry svg:viewBox="0 0 21600 21600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ath draw:style-name="gr14" draw:text-style-name="P8" draw:layer="layout" svg:width="4.371cm" svg:height="1.582cm" draw:transform="rotate (-1.96279727679282) translate (5.42569490959901cm 10.2050935326905cm)" svg:viewBox="0 0 4372 1583" svg:d="M0 1129c1417 1478 4372-1129 4372-1129">
          <text:p/>
        </draw:path>
        <draw:path draw:style-name="gr10" draw:text-style-name="P5" draw:layer="layout" svg:width="3.143cm" svg:height="7.806cm" draw:transform="skewX (-7.58829143335362E-017) rotate (-0.978955177443619) translate (10.2070129755477cm 9.90677576978948cm)" svg:viewBox="0 0 3144 7807" svg:d="M0 7778c79-3 157 17 236 27 92 12 182-28 265-66 65-30 125-74 175-128 51-54 121-90 172-146 50-56 108-106 153-167 42-56 89-109 129-167 39-55 74-120 117-174 46-58 89-120 131-182 42-61 84-124 125-186 40-60 77-122 121-180 43-57 74-124 115-184 42-61 72-130 113-194 41-62 75-130 103-201 26-64 64-125 95-189s58-128 95-189c36-61 51-134 78-202 27-65 52-135 72-205 20-73 42-146 64-218 22-70 29-144 41-218 14-83 20-166 20-248 0-93-28-189-41-280-13-94-40-186-40-281 0-82-2-166-4-248-3-86 6-176-12-262-19-85 6-172-7-258-13-82 4-168 5-250 1-79 22-159 21-239-1-75 50-141 46-214-4-88 21-172 18-258-2-80 6-161 22-239 15-74 18-154 38-227 20-71 32-146 56-217 23-71 34-147 50-219 15-71 57-133 77-202 20-67 68-117 97-180 31-66 60-134 93-199 34-67 39-143 76-210 34-61 55-131 106-182 48-48 84-108 114-170l9-26">
          <text:p/>
        </draw:path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28T17:18:27.572000000</meta:creation-date>
    <dc:date>2020-12-28T19:40:42.623000000</dc:date>
    <meta:editing-duration>PT4M46S</meta:editing-duration>
    <meta:editing-cycles>3</meta:editing-cycles>
    <meta:generator>LibreOffice/6.4.5.2$Windows_X86_64 LibreOffice_project/a726b36747cf2001e06b58ad5db1aa3a9a1872d6</meta:generator>
    <meta:document-statistic meta:object-count="53"/>
  </office:meta>
</office:document-meta>
</file>